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paragraph-rsid="00126a02" style:font-size-asian="10.5pt"/>
    </style:style>
    <style:style style:name="P2" style:family="paragraph" style:parent-style-name="Standard">
      <style:text-properties fo:language="en" fo:country="US" officeooo:paragraph-rsid="001462ea" style:font-size-asian="10.5pt"/>
    </style:style>
    <style:style style:name="P3" style:family="paragraph" style:parent-style-name="Standard">
      <style:text-properties fo:language="en" fo:country="US" officeooo:paragraph-rsid="0014fe84" style:font-size-asian="10.5pt"/>
    </style:style>
    <style:style style:name="T1" style:family="text">
      <style:text-properties officeooo:rsid="00126a02"/>
    </style:style>
    <style:style style:name="T2" style:family="text">
      <style:text-properties officeooo:rsid="001431d1"/>
    </style:style>
    <style:style style:name="T3" style:family="text">
      <style:text-properties officeooo:rsid="001462ea"/>
    </style:style>
    <style:style style:name="T4" style:family="text">
      <style:text-properties officeooo:rsid="0014fe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i, thanks for posting this Stefano, it is really interesting. What surprise me </text:span><text:span text:style-name="T2">is that</text:span><text:span text:style-name="T1"> even if I saw the same video</text:span><text:span text:style-name="T2">s as you and Sean</text:span><text:span text:style-name="T1">, I drawn some different conclusions.</text:span></text:p>
      <text:p text:style-name="P1"><text:span text:style-name="T1">First for the common ground, the interop' with Java seems to be one major problem for a “cleanliness” of Scala implementation and the complexity of the compiler implementation will freeze any improvement. </text:span></text:p>
      <text:p text:style-name="P1"><text:span text:style-name="T1">I've not understood that he still thinks that Scala is still the best language, but I may have overheard it. In fact, he had such strong points against Scala that I would not be so sure of that.</text:span></text:p>
      <text:p text:style-name="P1"><text:span text:style-name="T1">Just to precise that Paul did not propose to make filter mutable (what you did not say by the way), but to use Views (which use mutability) everywhere for the implementation of immutable collections to be faster.</text:span></text:p>
      <text:p text:style-name="P1"><text:span text:style-name="T1">I have not heard that Paul thought that Scala was too abstract, </text:span><text:span text:style-name="T2">but that Scala had the wrong abstractions. If you consider his proposal at the end of the videos, he is proposing to replace the method map, flatmap for example by abstract type (although he will certainly have to define some [abstract] operation on them). It is a simplification, yes, but it does not remove abstraction, in the contrary.</text:span></text:p>
      <text:p text:style-name="P2"><text:span text:style-name="T3"/></text:p>
      <text:p text:style-name="P2"><text:span text:style-name="T3">Now for a personal thought, I always wondered how Scala could have such a strong type system and still compile down to the same bytecode as Java. When you compare it with Haskell, it does not leave a lot to be desired (even type class, generic programming, and macros to a lesser extent are possible). So you have a strongly typed functional programming language and the icing on the cake is that you can use any Java libraries... It seems that the situation is not so ros</text:span><text:span text:style-name="T4">e-tinted after all.</text:span></text:p>
      <text:p text:style-name="P3"><text:span text:style-name="T4"/></text:p>
      <text:p text:style-name="P3"><text:span text:style-name="T4">I am still convinced that a typed functional programming is still a better choice than Java for programming. But it is a good thing to be aware of the quirks of Sca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5T22:04:05</meta:creation-date>
    <dc:date>2014-02-05T23:23:37</dc:date>
    <meta:editing-duration>PT1H4M12S</meta:editing-duration>
    <meta:editing-cycles>2</meta:editing-cycles>
    <meta:generator>LibreOffice/4.0.2.2$Linux_X86_64 LibreOffice_project/400m0$Build-2</meta:generator>
    <meta:document-statistic meta:table-count="0" meta:image-count="0" meta:object-count="0" meta:page-count="1" meta:paragraph-count="7" meta:word-count="329" meta:character-count="1841" meta:non-whitespace-character-count="1518"/>
  </office:meta>
</office:document-meta>
</file>